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a12b" officeooo:paragraph-rsid="000ba12b"/>
    </style:style>
    <style:style style:name="P2" style:family="paragraph" style:parent-style-name="Standard" style:list-style-name="L1">
      <style:text-properties officeooo:rsid="000ba12b" officeooo:paragraph-rsid="000cb4bd"/>
    </style:style>
    <style:style style:name="P3" style:family="paragraph" style:parent-style-name="Standard" style:list-style-name="L1">
      <style:text-properties officeooo:rsid="000ba12b" officeooo:paragraph-rsid="00101e00"/>
    </style:style>
    <style:style style:name="P4" style:family="paragraph" style:parent-style-name="Standard">
      <style:text-properties officeooo:rsid="000ba12b" officeooo:paragraph-rsid="00101e00"/>
    </style:style>
    <style:style style:name="P5" style:family="paragraph" style:parent-style-name="Standard" style:list-style-name="L1">
      <style:text-properties officeooo:rsid="000cb4bd" officeooo:paragraph-rsid="000cb4bd"/>
    </style:style>
    <style:style style:name="P6" style:family="paragraph" style:parent-style-name="Standard" style:list-style-name="L1">
      <style:text-properties officeooo:rsid="000ecf79" officeooo:paragraph-rsid="000ecf79"/>
    </style:style>
    <style:style style:name="P7" style:family="paragraph" style:parent-style-name="Standard" style:list-style-name="L1">
      <style:text-properties officeooo:paragraph-rsid="001091ee"/>
    </style:style>
    <style:style style:name="P8" style:family="paragraph" style:parent-style-name="Standard">
      <style:text-properties officeooo:rsid="00101e00" officeooo:paragraph-rsid="00101e00"/>
    </style:style>
    <style:style style:name="P9" style:family="paragraph" style:parent-style-name="Standard" style:list-style-name="L1">
      <style:text-properties officeooo:rsid="00101e00" officeooo:paragraph-rsid="001091ee"/>
    </style:style>
    <style:style style:name="P10" style:family="paragraph" style:parent-style-name="Standard" style:list-style-name="L1">
      <style:text-properties officeooo:rsid="0011cb7d" officeooo:paragraph-rsid="0011cb7d"/>
    </style:style>
    <style:style style:name="P11" style:family="paragraph" style:parent-style-name="Standard">
      <style:text-properties officeooo:rsid="0011cb7d" officeooo:paragraph-rsid="0011cb7d"/>
    </style:style>
    <style:style style:name="P12" style:family="paragraph" style:parent-style-name="Standard">
      <style:text-properties officeooo:rsid="0011cb7d" officeooo:paragraph-rsid="000ba12b"/>
    </style:style>
    <style:style style:name="P13" style:family="paragraph" style:parent-style-name="Standard" style:list-style-name="L1">
      <style:text-properties officeooo:rsid="0014a0eb" officeooo:paragraph-rsid="0014a0eb"/>
    </style:style>
    <style:style style:name="T1" style:family="text">
      <style:text-properties fo:font-style="italic" style:font-style-asian="italic" style:font-style-complex="italic"/>
    </style:style>
    <style:style style:name="T2" style:family="text">
      <style:text-properties style:text-position="super 58%" fo:font-style="normal" style:font-style-asian="normal" style:font-style-complex="normal"/>
    </style:style>
    <style:style style:name="T3" style:family="text">
      <style:text-properties style:text-position="0% 100%" fo:font-style="normal" style:font-style-asian="normal" style:font-style-complex="normal"/>
    </style:style>
    <style:style style:name="T4" style:family="text">
      <style:text-properties style:text-position="0% 100%" fo:font-style="normal" officeooo:rsid="000cb4bd" style:font-style-asian="normal" style:font-style-complex="normal"/>
    </style:style>
    <style:style style:name="T5" style:family="text">
      <style:text-properties style:text-position="0% 100%" fo:font-style="normal" officeooo:rsid="000e5f04" style:font-style-asian="normal" style:font-style-complex="normal"/>
    </style:style>
    <style:style style:name="T6" style:family="text">
      <style:text-properties style:text-position="0% 100%" fo:font-style="normal" officeooo:rsid="000ecf79" style:font-style-asian="normal" style:font-style-complex="normal"/>
    </style:style>
    <style:style style:name="T7" style:family="text">
      <style:text-properties style:text-position="0% 100%" fo:font-style="normal" officeooo:rsid="00101e00" style:font-style-asian="normal" style:font-style-complex="normal"/>
    </style:style>
    <style:style style:name="T8" style:family="text">
      <style:text-properties style:text-position="0% 100%" fo:font-style="normal" officeooo:rsid="001091ee" style:font-style-asian="normal" style:font-style-complex="normal"/>
    </style:style>
    <style:style style:name="T9" style:family="text">
      <style:text-properties style:text-position="0% 100%" fo:font-style="normal" officeooo:rsid="0012ff3a" style:font-style-asian="normal" style:font-style-complex="normal"/>
    </style:style>
    <style:style style:name="T10" style:family="text">
      <style:text-properties style:text-position="0% 100%" fo:font-style="normal" officeooo:rsid="0014a0eb"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Dear Dr Agnes Crumplebottom,</text:span></text:p>
      <text:p text:style-name="P12"><text:span text:style-name="T3"/></text:p>
      <text:p text:style-name="P12"><text:span text:style-name="T3">I am contacting you on behalf of Awkward Problem Solutions, regarding the investigation into readmission rates at The Hazel and Bazel Hospital. Aveline has already given me your previous correspondence and the data you provided. </text:span></text:p>
      <text:p text:style-name="P12"><text:span text:style-name="T3"/></text:p>
      <text:p text:style-name="P12"><text:span text:style-name="T3">Having gone through that, we would like some additional information and clarifications to help solve the problem, I will list them below:</text:span></text:p>
      <text:p text:style-name="P12"><text:span text:style-name="T3"/></text:p>
      <text:p text:style-name="P12"><text:span text:style-name="T3">1. What is the maximum discrepancy between different genders, races and age groups that would be considered tolerable? I ask this because it allows us to design a system which allows us to ensure patients are not discharged prematurely, but doesnt require you to “retain patients indefinetely”.</text:span></text:p>
      <text:p text:style-name="P12"><text:span text:style-name="T3"/></text:p>
      <text:p text:style-name="P12"><text:span text:style-name="T3">2. The way patient race is defined in your database varies, for example “White”, “EURO”, and “Caucasian” can all be interpreted as the same thing. Can you please let me know if you use a drop down list to input this information, and what the options are, or if it is manually inserted?</text:span></text:p>
      <text:p text:style-name="P12"><text:span text:style-name="T3"/></text:p>
      <text:p text:style-name="P12"><text:span text:style-name="T3">3. To improve record keeping, do you want our new system to restrict options to only those already in use for fields such as race, age, gender etc,? Are there any additional categories which are not in the database but are available options and can they please be added to the field descriptions?</text:span></text:p>
      <text:p text:style-name="P12"><text:span text:style-name="T3"/></text:p>
      <text:p text:style-name="P12"><text:span text:style-name="T3">4. In several fields there are codes which are not mapped, is this missing information which we can be provided with or are these codes to be treated as “unknown”?</text:span></text:p>
      <text:p text:style-name="P12"><text:span text:style-name="T3"/></text:p>
      <text:p text:style-name="P12"><text:span text:style-name="T3">5. In order to investigate the role of patient insurance status, we need an updated field description for the payer code/payer identifier, allowing us to determine whether the patient in question had insurance or not (we have tried to locate payer codes for California, but this information is extremely inconsistent). Can this information, or patient insurance status, please be provided?</text:span></text:p>
      <text:p text:style-name="P12"><text:span text:style-name="T3"/></text:p>
      <text:p text:style-name="P12"><text:span text:style-name="T3">6. The database provided includes patient information since 2012, but is missing the admission dates. Without this, it becomes significantly more challenging to understand the role of training and policy/staff changes, or determine if the problem arose during a specific time period (or if it has already passed). Can you please provide the dates?</text:span></text:p>
      <text:p text:style-name="P12"><text:span text:style-name="T3"/></text:p>
      <text:p text:style-name="P12"><text:span text:style-name="T3">7. There are a lot of patients who are discharged but expected to return (code 12), transferred within the hospital (code 15), or are discharged with code 9 – where they are admitted as an inpatient. This suggests that there are some patients who are “expected readmissions” (perhaps transferring to different specialties?). Using your medical expertise and knowledge of the hospital administration system, can I please request that you help us to classify your discharge disposition codes as either “expected to be readmitted” or not? If this is not possible, we will use our best judgement, based on the provided definitions.</text:span></text:p>
      <text:p text:style-name="P12"><text:span text:style-name="T3"/></text:p>
      <text:p text:style-name="P12"><text:span text:style-name="T3">8. We observe a similar role of diagnostic codes (such as code V57, which involves a variety of rehabilitation care, and as a result, is possibly linked to expected readmissions). Is it possible to provide clarification on these? Are there specific codes which would be linked to an expected readmission? </text:span></text:p>
      <text:p text:style-name="P12"><text:span text:style-name="T3"/></text:p>
      <text:p text:style-name="P12"><text:span text:style-name="T3">9. Continuing on this theme, are we aiming to investigate all readmissions or only readmissions which are not expected? The former would be easier, but I believe the latter may be more suited to your requirements.</text:span></text:p>
      <text:p text:style-name="P12"><text:span text:style-name="T3"/></text:p>
      <text:p text:style-name="P12"><text:soft-page-break/><text:span text:style-name="T3">10. In order for us to ensure the API is correctly working and will work effectively with your systems, please provide us with a few samples of the POST requests which will be made. We can then ensure that all valid requests are correctly processed.</text:span></text:p>
      <text:p text:style-name="P12"><text:span text:style-name="T3"><text:s/></text:span></text:p>
      <text:p text:style-name="P12"><text:span text:style-name="T3">I hope to hear from you soon.</text:span></text:p>
      <text:p text:style-name="P12"><text:span text:style-name="T3"/></text:p>
      <text:p text:style-name="P12"><text:span text:style-name="T3">Best regards,</text:span></text:p>
      <text:p text:style-name="P12"><text:span text:style-name="T3"/></text:p>
      <text:p text:style-name="P12"><text:span text:style-name="T3">Yash</text:span></text:p>
      <text:p text:style-name="P12"><text:span text:style-name="T3">Awkward Problem Solu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3T17:09:39.399823844</meta:creation-date>
    <dc:date>2022-01-23T18:53:57.144505532</dc:date>
    <meta:editing-duration>PT40M</meta:editing-duration>
    <meta:editing-cycles>6</meta:editing-cycles>
    <meta:generator>LibreOffice/6.4.7.2$Linux_X86_64 LibreOffice_project/40$Build-2</meta:generator>
    <meta:document-statistic meta:table-count="0" meta:image-count="0" meta:object-count="0" meta:page-count="2" meta:paragraph-count="18" meta:word-count="602" meta:character-count="3634" meta:non-whitespace-character-count="3045"/>
  </office:meta>
</office:document-meta>
</file>